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  <style:text-properties fo:font-size="15pt" style:font-size-asian="15pt" style:font-size-complex="15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3pt" style:font-size-asian="13pt" style:font-size-complex="13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3cm" svg:height="1.4cm" svg:x="9cm" svg:y="1.4cm">
          <text:p text:style-name="P1"><text:span text:style-name="T1">star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" draw:text-style-name="P1" xml:id="id1" draw:id="id1" draw:layer="layout" svg:width="14.827cm" svg:height="1.984cm" svg:x="4.573cm" svg:y="4cm">
          <text:p text:style-name="P1"><text:span text:style-name="T1">Output “ Enter the length of the garden in metres”</text:span></text:p>
          <text:p text:style-name="P1"><text:span text:style-name="T1">Output “Enter the width of the garden in metres”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" draw:text-style-name="P1" xml:id="id2" draw:id="id2" draw:layer="layout" svg:width="14.827cm" svg:height="1.985cm" svg:x="4.1cm" svg:y="6.877cm">
          <text:p text:style-name="P1"><text:span text:style-name="T1">Input length</text:span></text:p>
          <text:p text:style-name="P1"><text:span text:style-name="T1">Input width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2" draw:text-style-name="P2" draw:layer="layout" svg:x1="11.15cm" svg:y1="2.8cm" svg:x2="11.987cm" svg:y2="4cm" draw:end-shape="id1" draw:end-glue-point="5" svg:d="M11150 2800v350h837v850" svg:viewBox="0 0 838 1201">
          <text:p/>
        </draw:connector>
        <draw:connector draw:style-name="gr2" draw:text-style-name="P2" draw:layer="layout" svg:x1="10.476cm" svg:y1="5.984cm" svg:x2="11.514cm" svg:y2="6.877cm" draw:start-shape="id1" draw:start-glue-point="7" draw:end-shape="id2" draw:end-glue-point="5" svg:d="M10476 5984v447h1038v446" svg:viewBox="0 0 1039 894">
          <text:p/>
        </draw:connector>
        <draw:custom-shape draw:style-name="gr1" draw:text-style-name="P1" xml:id="id4" draw:id="id4" draw:layer="layout" svg:width="13.407cm" svg:height="2.679cm" svg:x="4.393cm" svg:y="12.721cm">
          <text:p text:style-name="P1"><text:span text:style-name="T1">area_inner&lt;length-1*width-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3" draw:id="id3" draw:layer="layout" svg:width="13.408cm" svg:height="2.679cm" svg:x="4.415cm" svg:y="9.655cm">
          <text:p text:style-name="P1"><text:span text:style-name="T1">area1&lt;length*width 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5" draw:id="id5" draw:layer="layout" svg:width="13.407cm" svg:height="2.679cm" svg:x="4.393cm" svg:y="15.921cm">
          <text:p text:style-name="P1"><text:span text:style-name="T1">cost_inner&lt;area_inner*10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2" draw:layer="layout" svg:x1="10.003cm" svg:y1="8.862cm" svg:x2="11.119cm" svg:y2="9.655cm" draw:start-shape="id2" draw:start-glue-point="7" draw:end-shape="id3" draw:end-glue-point="4" svg:d="M10003 8862v396h1116v397" svg:viewBox="0 0 1117 794">
          <text:p/>
        </draw:connector>
        <draw:connector draw:style-name="gr2" draw:text-style-name="P2" draw:layer="layout" svg:x1="11.119cm" svg:y1="12.334cm" svg:x2="11.097cm" svg:y2="12.721cm" draw:start-shape="id3" draw:start-glue-point="6" draw:end-shape="id4" draw:end-glue-point="4" svg:d="M11119 12334v193h-22v194" svg:viewBox="0 0 23 388">
          <text:p/>
        </draw:connector>
        <draw:connector draw:style-name="gr2" draw:text-style-name="P2" draw:layer="layout" svg:x1="11.097cm" svg:y1="15.4cm" svg:x2="11.097cm" svg:y2="15.921cm" draw:start-shape="id4" draw:start-glue-point="6" draw:end-shape="id5" draw:end-glue-point="4" svg:d="M11097 15400v521" svg:viewBox="0 0 1 522">
          <text:p/>
        </draw:connector>
        <draw:custom-shape draw:style-name="gr1" draw:text-style-name="P3" draw:layer="layout" svg:width="19.427cm" svg:height="1.985cm" svg:x="0.773cm" svg:y="19.415cm">
          <text:p text:style-name="P3"><text:span text:style-name="T2">Output “The area of your garden is {0} metres squared”</text:span></text:p>
          <text:p text:style-name="P3"><text:span text:style-name="T2">Area1</text:span></text:p>
          <text:p text:style-name="P3"><text:span text:style-name="T2">Output “The cost of turfing this area leaving a 1 metre border around the edge is {0} pounds”</text:span></text:p>
          <text:p text:style-name="P3"><text:span text:style-name="T2">cost_inner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9-16T12:25:45.362000000</meta:creation-date>
    <dc:date>2014-09-16T12:37:13.754000000</dc:date>
    <meta:editing-duration>PT5M42S</meta:editing-duration>
    <meta:editing-cycles>2</meta:editing-cycles>
    <meta:generator>LibreOffice/4.2.5.2$Windows_x86 LibreOffice_project/61cb170a04bb1f12e77c884eab9192be736ec5f5</meta:generator>
    <meta:document-statistic meta:object-count="12"/>
  </office:meta>
</office:document-meta>
</file>